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3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92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579d1c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3300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Default"/>
        <table:table-column table:style-name="co3" table:default-cell-style-name="ce6"/>
        <table:table-column table:style-name="co1" table:default-cell-style-name="Default"/>
        <table:table-column table:style-name="co1" table:default-cell-style-name="ce6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3" table:number-rows-spanned="1">
            <text:p>dsPIC33EP512GPxxx</text:p>
          </table:table-cell>
          <table:covered-table-cell table:number-columns-repeated="2" table:style-name="Default"/>
          <table:table-cell table:style-name="ce1" office:value-type="string" table:number-columns-spanned="3" table:number-rows-spanned="1">
            <text:p>dsPIC33EP256GPxxx</text:p>
          </table:table-cell>
          <table:covered-table-cell/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DEC2HEX([.B3];6)" office:value-type="string" office:string-value="000200">
            <text:p>000200</text:p>
          </table:table-cell>
          <table:table-cell office:value-type="string">
            <text:p>Reset Vector</text:p>
          </table:table-cell>
          <table:table-cell table:style-name="ce2" table:formula="of:=[.B3]" office:value-type="float" office:value="512">
            <text:p>512</text:p>
          </table:table-cell>
          <table:table-cell table:style-name="ce6" table:formula="of:=[.C3]" office:value-type="string" office:string-value="000200">
            <text:p>000200</text:p>
          </table:table-cell>
          <table:table-cell office:value-type="string">
            <text:p>Reset Vector</text:p>
          </table:table-cell>
          <table:table-cell table:formula="of:=[.E3]" office:value-type="float" office:value="512">
            <text:p>512</text:p>
          </table:table-cell>
          <table:table-cell table:formula="of:=[.F3]" office:value-type="string" office:string-value="000200">
            <text:p>000200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DEC2HEX([.B4];6)" office:value-type="string" office:string-value="000800">
            <text:p>000800</text:p>
          </table:table-cell>
          <table:table-cell table:style-name="ce7" table:formula="of:=[.B25]-[.B3]" office:value-type="float" office:value="44544" table:number-columns-spanned="1" table:number-rows-spanned="21">
            <text:p>44544</text:p>
          </table:table-cell>
          <table:table-cell table:style-name="ce2" table:formula="of:=[.B4]" office:value-type="float" office:value="2048">
            <text:p>2048</text:p>
          </table:table-cell>
          <table:table-cell table:style-name="ce6" table:formula="of:=[.C4]" office:value-type="string" office:string-value="000800">
            <text:p>000800</text:p>
          </table:table-cell>
          <table:table-cell table:style-name="Default"/>
          <table:table-cell table:formula="of:=[.E4]" office:value-type="float" office:value="2048">
            <text:p>2048</text:p>
          </table:table-cell>
          <table:table-cell table:formula="of:=[.F4]" office:value-type="string" office:string-value="000800">
            <text:p>000800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DEC2HEX([.B5];6)" office:value-type="string" office:string-value="001000">
            <text:p>001000</text:p>
          </table:table-cell>
          <table:covered-table-cell/>
          <table:table-cell table:style-name="ce2" table:formula="of:=[.B5]" office:value-type="float" office:value="4096">
            <text:p>4096</text:p>
          </table:table-cell>
          <table:table-cell table:style-name="ce6" table:formula="of:=[.C5]" office:value-type="string" office:string-value="001000">
            <text:p>001000</text:p>
          </table:table-cell>
          <table:table-cell/>
          <table:table-cell table:formula="of:=[.E5]" office:value-type="float" office:value="4096">
            <text:p>4096</text:p>
          </table:table-cell>
          <table:table-cell table:formula="of:=[.F5]" office:value-type="string" office:string-value="001000">
            <text:p>001000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table:formula="of:=DEC2HEX([.B6];6)" office:value-type="string" office:string-value="001800">
            <text:p>001800</text:p>
          </table:table-cell>
          <table:covered-table-cell/>
          <table:table-cell table:style-name="ce2" table:formula="of:=[.B6]" office:value-type="float" office:value="6144">
            <text:p>6144</text:p>
          </table:table-cell>
          <table:table-cell table:style-name="ce6" table:formula="of:=[.C6]" office:value-type="string" office:string-value="001800">
            <text:p>001800</text:p>
          </table:table-cell>
          <table:table-cell/>
          <table:table-cell table:formula="of:=[.E6]" office:value-type="float" office:value="6144">
            <text:p>6144</text:p>
          </table:table-cell>
          <table:table-cell table:formula="of:=[.F6]" office:value-type="string" office:string-value="001800">
            <text:p>001800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formula="of:=DEC2HEX([.B7];6)" office:value-type="string" office:string-value="002000">
            <text:p>002000</text:p>
          </table:table-cell>
          <table:covered-table-cell/>
          <table:table-cell table:style-name="ce2" table:formula="of:=[.B7]" office:value-type="float" office:value="8192">
            <text:p>8192</text:p>
          </table:table-cell>
          <table:table-cell table:style-name="ce6" table:formula="of:=[.C7]" office:value-type="string" office:string-value="002000">
            <text:p>002000</text:p>
          </table:table-cell>
          <table:table-cell/>
          <table:table-cell table:formula="of:=[.E7]" office:value-type="float" office:value="8192">
            <text:p>8192</text:p>
          </table:table-cell>
          <table:table-cell table:formula="of:=[.F7]" office:value-type="string" office:string-value="002000">
            <text:p>002000</text:p>
          </table:table-cell>
          <table:table-cell/>
        </table:table-row>
        <table:table-row table:style-name="ro1">
          <table:table-cell/>
          <table:table-cell office:value-type="float" office:value="10240">
            <text:p>10240</text:p>
          </table:table-cell>
          <table:table-cell table:formula="of:=DEC2HEX([.B8];6)" office:value-type="string" office:string-value="002800">
            <text:p>002800</text:p>
          </table:table-cell>
          <table:covered-table-cell/>
          <table:table-cell table:style-name="ce2" table:formula="of:=[.B8]" office:value-type="float" office:value="10240">
            <text:p>10240</text:p>
          </table:table-cell>
          <table:table-cell table:style-name="ce6" table:formula="of:=[.C8]" office:value-type="string" office:string-value="002800">
            <text:p>002800</text:p>
          </table:table-cell>
          <table:table-cell/>
          <table:table-cell table:formula="of:=[.E8]" office:value-type="float" office:value="10240">
            <text:p>10240</text:p>
          </table:table-cell>
          <table:table-cell table:formula="of:=[.F8]" office:value-type="string" office:string-value="002800">
            <text:p>002800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table:formula="of:=DEC2HEX([.B9];6)" office:value-type="string" office:string-value="003000">
            <text:p>003000</text:p>
          </table:table-cell>
          <table:covered-table-cell/>
          <table:table-cell table:style-name="ce2" table:formula="of:=[.B9]" office:value-type="float" office:value="12288">
            <text:p>12288</text:p>
          </table:table-cell>
          <table:table-cell table:style-name="ce6" table:formula="of:=[.C9]" office:value-type="string" office:string-value="003000">
            <text:p>003000</text:p>
          </table:table-cell>
          <table:table-cell/>
          <table:table-cell table:formula="of:=[.E9]" office:value-type="float" office:value="12288">
            <text:p>12288</text:p>
          </table:table-cell>
          <table:table-cell table:formula="of:=[.F9]" office:value-type="string" office:string-value="003000">
            <text:p>003000</text:p>
          </table:table-cell>
          <table:table-cell/>
        </table:table-row>
        <table:table-row table:style-name="ro1">
          <table:table-cell/>
          <table:table-cell office:value-type="float" office:value="14336">
            <text:p>14336</text:p>
          </table:table-cell>
          <table:table-cell table:formula="of:=DEC2HEX([.B10];6)" office:value-type="string" office:string-value="003800">
            <text:p>003800</text:p>
          </table:table-cell>
          <table:covered-table-cell/>
          <table:table-cell table:style-name="ce2" table:formula="of:=[.B10]" office:value-type="float" office:value="14336">
            <text:p>14336</text:p>
          </table:table-cell>
          <table:table-cell table:style-name="ce6" table:formula="of:=[.C10]" office:value-type="string" office:string-value="003800">
            <text:p>003800</text:p>
          </table:table-cell>
          <table:table-cell/>
          <table:table-cell table:formula="of:=[.E10]" office:value-type="float" office:value="14336">
            <text:p>14336</text:p>
          </table:table-cell>
          <table:table-cell table:formula="of:=[.F10]" office:value-type="string" office:string-value="003800">
            <text:p>003800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table:formula="of:=DEC2HEX([.B11];6)" office:value-type="string" office:string-value="004000">
            <text:p>004000</text:p>
          </table:table-cell>
          <table:covered-table-cell/>
          <table:table-cell table:style-name="ce2" table:formula="of:=[.B11]" office:value-type="float" office:value="16384">
            <text:p>16384</text:p>
          </table:table-cell>
          <table:table-cell table:style-name="ce6" table:formula="of:=[.C11]" office:value-type="string" office:string-value="004000">
            <text:p>004000</text:p>
          </table:table-cell>
          <table:table-cell/>
          <table:table-cell table:formula="of:=[.E11]" office:value-type="float" office:value="16384">
            <text:p>16384</text:p>
          </table:table-cell>
          <table:table-cell table:formula="of:=[.F11]" office:value-type="string" office:string-value="004000">
            <text:p>004000</text:p>
          </table:table-cell>
          <table:table-cell/>
        </table:table-row>
        <table:table-row table:style-name="ro1">
          <table:table-cell/>
          <table:table-cell office:value-type="float" office:value="18432">
            <text:p>18432</text:p>
          </table:table-cell>
          <table:table-cell table:formula="of:=DEC2HEX([.B12];6)" office:value-type="string" office:string-value="004800">
            <text:p>004800</text:p>
          </table:table-cell>
          <table:covered-table-cell/>
          <table:table-cell table:style-name="ce2" table:formula="of:=[.B12]" office:value-type="float" office:value="18432">
            <text:p>18432</text:p>
          </table:table-cell>
          <table:table-cell table:style-name="ce6" table:formula="of:=[.C12]" office:value-type="string" office:string-value="004800">
            <text:p>004800</text:p>
          </table:table-cell>
          <table:table-cell/>
          <table:table-cell table:formula="of:=[.E12]" office:value-type="float" office:value="18432">
            <text:p>18432</text:p>
          </table:table-cell>
          <table:table-cell table:formula="of:=[.F12]" office:value-type="string" office:string-value="004800">
            <text:p>004800</text:p>
          </table:table-cell>
          <table:table-cell/>
        </table:table-row>
        <table:table-row table:style-name="ro1">
          <table:table-cell/>
          <table:table-cell office:value-type="float" office:value="20480">
            <text:p>20480</text:p>
          </table:table-cell>
          <table:table-cell table:formula="of:=DEC2HEX([.B13];6)" office:value-type="string" office:string-value="005000">
            <text:p>005000</text:p>
          </table:table-cell>
          <table:covered-table-cell/>
          <table:table-cell table:style-name="ce2" table:formula="of:=[.B13]" office:value-type="float" office:value="20480">
            <text:p>20480</text:p>
          </table:table-cell>
          <table:table-cell table:style-name="ce6" table:formula="of:=[.C13]" office:value-type="string" office:string-value="005000">
            <text:p>005000</text:p>
          </table:table-cell>
          <table:table-cell/>
          <table:table-cell table:formula="of:=[.E13]" office:value-type="float" office:value="20480">
            <text:p>20480</text:p>
          </table:table-cell>
          <table:table-cell table:formula="of:=[.F13]" office:value-type="string" office:string-value="005000">
            <text:p>005000</text:p>
          </table:table-cell>
          <table:table-cell/>
        </table:table-row>
        <table:table-row table:style-name="ro1">
          <table:table-cell/>
          <table:table-cell office:value-type="float" office:value="22528">
            <text:p>22528</text:p>
          </table:table-cell>
          <table:table-cell table:formula="of:=DEC2HEX([.B14];6)" office:value-type="string" office:string-value="005800">
            <text:p>005800</text:p>
          </table:table-cell>
          <table:covered-table-cell/>
          <table:table-cell table:style-name="ce2" table:formula="of:=[.B14]" office:value-type="float" office:value="22528">
            <text:p>22528</text:p>
          </table:table-cell>
          <table:table-cell table:style-name="ce6" table:formula="of:=[.C14]" office:value-type="string" office:string-value="005800">
            <text:p>005800</text:p>
          </table:table-cell>
          <table:table-cell/>
          <table:table-cell table:formula="of:=[.E14]" office:value-type="float" office:value="22528">
            <text:p>22528</text:p>
          </table:table-cell>
          <table:table-cell table:formula="of:=[.F14]" office:value-type="string" office:string-value="005800">
            <text:p>005800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table:formula="of:=DEC2HEX([.B15];6)" office:value-type="string" office:string-value="006000">
            <text:p>006000</text:p>
          </table:table-cell>
          <table:covered-table-cell/>
          <table:table-cell table:style-name="ce2" table:formula="of:=[.B15]" office:value-type="float" office:value="24576">
            <text:p>24576</text:p>
          </table:table-cell>
          <table:table-cell table:style-name="ce6" table:formula="of:=[.C15]" office:value-type="string" office:string-value="006000">
            <text:p>006000</text:p>
          </table:table-cell>
          <table:table-cell/>
          <table:table-cell table:formula="of:=[.E15]" office:value-type="float" office:value="24576">
            <text:p>24576</text:p>
          </table:table-cell>
          <table:table-cell table:formula="of:=[.F15]" office:value-type="string" office:string-value="006000">
            <text:p>006000</text:p>
          </table:table-cell>
          <table:table-cell/>
        </table:table-row>
        <table:table-row table:style-name="ro1">
          <table:table-cell/>
          <table:table-cell office:value-type="float" office:value="26624">
            <text:p>26624</text:p>
          </table:table-cell>
          <table:table-cell table:formula="of:=DEC2HEX([.B16];6)" office:value-type="string" office:string-value="006800">
            <text:p>006800</text:p>
          </table:table-cell>
          <table:covered-table-cell/>
          <table:table-cell table:style-name="ce2" table:formula="of:=[.B16]" office:value-type="float" office:value="26624">
            <text:p>26624</text:p>
          </table:table-cell>
          <table:table-cell table:style-name="ce6" table:formula="of:=[.C16]" office:value-type="string" office:string-value="006800">
            <text:p>006800</text:p>
          </table:table-cell>
          <table:table-cell/>
          <table:table-cell table:formula="of:=[.E16]" office:value-type="float" office:value="26624">
            <text:p>26624</text:p>
          </table:table-cell>
          <table:table-cell table:formula="of:=[.F16]" office:value-type="string" office:string-value="006800">
            <text:p>006800</text:p>
          </table:table-cell>
          <table:table-cell/>
        </table:table-row>
        <table:table-row table:style-name="ro1">
          <table:table-cell/>
          <table:table-cell office:value-type="float" office:value="28672">
            <text:p>28672</text:p>
          </table:table-cell>
          <table:table-cell table:formula="of:=DEC2HEX([.B17];6)" office:value-type="string" office:string-value="007000">
            <text:p>007000</text:p>
          </table:table-cell>
          <table:covered-table-cell/>
          <table:table-cell table:style-name="ce2" table:formula="of:=[.B17]" office:value-type="float" office:value="28672">
            <text:p>28672</text:p>
          </table:table-cell>
          <table:table-cell table:style-name="ce6" table:formula="of:=[.C17]" office:value-type="string" office:string-value="007000">
            <text:p>007000</text:p>
          </table:table-cell>
          <table:table-cell/>
          <table:table-cell table:formula="of:=[.E17]" office:value-type="float" office:value="28672">
            <text:p>28672</text:p>
          </table:table-cell>
          <table:table-cell table:formula="of:=[.F17]" office:value-type="string" office:string-value="007000">
            <text:p>007000</text:p>
          </table:table-cell>
          <table:table-cell/>
        </table:table-row>
        <table:table-row table:style-name="ro1">
          <table:table-cell/>
          <table:table-cell office:value-type="float" office:value="30720">
            <text:p>30720</text:p>
          </table:table-cell>
          <table:table-cell table:formula="of:=DEC2HEX([.B18];6)" office:value-type="string" office:string-value="007800">
            <text:p>007800</text:p>
          </table:table-cell>
          <table:covered-table-cell/>
          <table:table-cell table:style-name="ce2" table:formula="of:=[.B18]" office:value-type="float" office:value="30720">
            <text:p>30720</text:p>
          </table:table-cell>
          <table:table-cell table:style-name="ce6" table:formula="of:=[.C18]" office:value-type="string" office:string-value="007800">
            <text:p>007800</text:p>
          </table:table-cell>
          <table:table-cell/>
          <table:table-cell table:formula="of:=[.E18]" office:value-type="float" office:value="30720">
            <text:p>30720</text:p>
          </table:table-cell>
          <table:table-cell table:formula="of:=[.F18]" office:value-type="string" office:string-value="007800">
            <text:p>007800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table:formula="of:=DEC2HEX([.B19];6)" office:value-type="string" office:string-value="008000">
            <text:p>008000</text:p>
          </table:table-cell>
          <table:covered-table-cell/>
          <table:table-cell table:style-name="ce2" table:formula="of:=[.B19]" office:value-type="float" office:value="32768">
            <text:p>32768</text:p>
          </table:table-cell>
          <table:table-cell table:style-name="ce6" table:formula="of:=[.C19]" office:value-type="string" office:string-value="008000">
            <text:p>008000</text:p>
          </table:table-cell>
          <table:table-cell/>
          <table:table-cell table:formula="of:=[.E19]" office:value-type="float" office:value="32768">
            <text:p>32768</text:p>
          </table:table-cell>
          <table:table-cell table:formula="of:=[.F19]" office:value-type="string" office:string-value="008000">
            <text:p>008000</text:p>
          </table:table-cell>
          <table:table-cell/>
        </table:table-row>
        <table:table-row table:style-name="ro1">
          <table:table-cell/>
          <table:table-cell office:value-type="float" office:value="34816">
            <text:p>34816</text:p>
          </table:table-cell>
          <table:table-cell table:formula="of:=DEC2HEX([.B20];6)" office:value-type="string" office:string-value="008800">
            <text:p>008800</text:p>
          </table:table-cell>
          <table:covered-table-cell/>
          <table:table-cell table:style-name="ce2" table:formula="of:=[.B20]" office:value-type="float" office:value="34816">
            <text:p>34816</text:p>
          </table:table-cell>
          <table:table-cell table:style-name="ce6" table:formula="of:=[.C20]" office:value-type="string" office:string-value="008800">
            <text:p>008800</text:p>
          </table:table-cell>
          <table:table-cell/>
          <table:table-cell table:formula="of:=[.E20]" office:value-type="float" office:value="34816">
            <text:p>34816</text:p>
          </table:table-cell>
          <table:table-cell table:formula="of:=[.F20]" office:value-type="string" office:string-value="008800">
            <text:p>008800</text:p>
          </table:table-cell>
          <table:table-cell/>
        </table:table-row>
        <table:table-row table:style-name="ro1">
          <table:table-cell/>
          <table:table-cell office:value-type="float" office:value="36864">
            <text:p>36864</text:p>
          </table:table-cell>
          <table:table-cell table:formula="of:=DEC2HEX([.B21];6)" office:value-type="string" office:string-value="009000">
            <text:p>009000</text:p>
          </table:table-cell>
          <table:covered-table-cell/>
          <table:table-cell table:style-name="ce2" table:formula="of:=[.B21]" office:value-type="float" office:value="36864">
            <text:p>36864</text:p>
          </table:table-cell>
          <table:table-cell table:style-name="ce6" table:formula="of:=[.C21]" office:value-type="string" office:string-value="009000">
            <text:p>009000</text:p>
          </table:table-cell>
          <table:table-cell/>
          <table:table-cell table:formula="of:=[.E21]" office:value-type="float" office:value="36864">
            <text:p>36864</text:p>
          </table:table-cell>
          <table:table-cell table:formula="of:=[.F21]" office:value-type="string" office:string-value="009000">
            <text:p>009000</text:p>
          </table:table-cell>
          <table:table-cell/>
        </table:table-row>
        <table:table-row table:style-name="ro1">
          <table:table-cell/>
          <table:table-cell office:value-type="float" office:value="38912">
            <text:p>38912</text:p>
          </table:table-cell>
          <table:table-cell table:formula="of:=DEC2HEX([.B22];6)" office:value-type="string" office:string-value="009800">
            <text:p>009800</text:p>
          </table:table-cell>
          <table:covered-table-cell/>
          <table:table-cell table:style-name="ce2" table:formula="of:=[.B22]" office:value-type="float" office:value="38912">
            <text:p>38912</text:p>
          </table:table-cell>
          <table:table-cell table:style-name="ce6" table:formula="of:=[.C22]" office:value-type="string" office:string-value="009800">
            <text:p>009800</text:p>
          </table:table-cell>
          <table:table-cell/>
          <table:table-cell table:formula="of:=[.E22]" office:value-type="float" office:value="38912">
            <text:p>38912</text:p>
          </table:table-cell>
          <table:table-cell table:formula="of:=[.F22]" office:value-type="string" office:string-value="009800">
            <text:p>009800</text:p>
          </table:table-cell>
          <table:table-cell/>
        </table:table-row>
        <table:table-row table:style-name="ro1">
          <table:table-cell/>
          <table:table-cell office:value-type="float" office:value="40960">
            <text:p>40960</text:p>
          </table:table-cell>
          <table:table-cell table:formula="of:=DEC2HEX([.B23];6)" office:value-type="string" office:string-value="00A000">
            <text:p>00A000</text:p>
          </table:table-cell>
          <table:covered-table-cell/>
          <table:table-cell table:style-name="ce2" table:formula="of:=[.B23]" office:value-type="float" office:value="40960">
            <text:p>40960</text:p>
          </table:table-cell>
          <table:table-cell table:style-name="ce6" table:formula="of:=[.C23]" office:value-type="string" office:string-value="00A000">
            <text:p>00A000</text:p>
          </table:table-cell>
          <table:table-cell/>
          <table:table-cell table:formula="of:=[.E23]" office:value-type="float" office:value="40960">
            <text:p>40960</text:p>
          </table:table-cell>
          <table:table-cell table:formula="of:=[.F23]" office:value-type="string" office:string-value="00A000">
            <text:p>00A000</text:p>
          </table:table-cell>
          <table:table-cell/>
        </table:table-row>
        <table:table-row table:style-name="ro1">
          <table:table-cell/>
          <table:table-cell office:value-type="float" office:value="43008">
            <text:p>43008</text:p>
          </table:table-cell>
          <table:table-cell table:formula="of:=DEC2HEX([.B24];6)" office:value-type="string" office:string-value="00A800">
            <text:p>00A800</text:p>
          </table:table-cell>
          <table:covered-table-cell/>
          <table:table-cell table:style-name="ce2" table:formula="of:=[.B24]" office:value-type="float" office:value="43008">
            <text:p>43008</text:p>
          </table:table-cell>
          <table:table-cell table:style-name="ce6" table:formula="of:=[.C24]" office:value-type="string" office:string-value="00A800">
            <text:p>00A800</text:p>
          </table:table-cell>
          <table:table-cell/>
          <table:table-cell table:formula="of:=[.E24]" office:value-type="float" office:value="43008">
            <text:p>43008</text:p>
          </table:table-cell>
          <table:table-cell table:formula="of:=[.F24]" office:value-type="string" office:string-value="00A800">
            <text:p>00A800</text:p>
          </table:table-cell>
          <table:table-cell/>
        </table:table-row>
        <table:table-row table:style-name="ro1">
          <table:table-cell/>
          <table:table-cell office:value-type="float" office:value="45056">
            <text:p>45056</text:p>
          </table:table-cell>
          <table:table-cell table:style-name="ce3" table:formula="of:=DEC2HEX([.B25];6)" office:value-type="string" office:string-value="00B000">
            <text:p>00B000</text:p>
          </table:table-cell>
          <table:table-cell office:value-type="string">
            <text:p>Start of the Application</text:p>
          </table:table-cell>
          <table:table-cell table:style-name="ce2" table:formula="of:=[.B25]" office:value-type="float" office:value="45056">
            <text:p>45056</text:p>
          </table:table-cell>
          <table:table-cell table:style-name="ce8" table:formula="of:=[.C25]" office:value-type="string" office:string-value="00B000">
            <text:p>00B000</text:p>
          </table:table-cell>
          <table:table-cell office:value-type="string">
            <text:p>Start of the Application</text:p>
          </table:table-cell>
          <table:table-cell table:formula="of:=[.E25]" office:value-type="float" office:value="45056">
            <text:p>45056</text:p>
          </table:table-cell>
          <table:table-cell table:style-name="ce8" table:formula="of:=[.F25]" office:value-type="string" office:string-value="00B000">
            <text:p>00B000</text:p>
          </table:table-cell>
          <table:table-cell table:style-name="ce6" office:value-type="string">
            <text:p>Start of the Application</text:p>
          </table:table-cell>
        </table:table-row>
        <table:table-row table:style-name="ro1">
          <table:table-cell/>
          <table:table-cell office:value-type="float" office:value="47104">
            <text:p>47104</text:p>
          </table:table-cell>
          <table:table-cell table:formula="of:=DEC2HEX([.B26];6)" office:value-type="string" office:string-value="00B800">
            <text:p>00B800</text:p>
          </table:table-cell>
          <table:table-cell table:style-name="ce7" table:formula="of:=[.B170]-[.B25]" office:value-type="float" office:value="296960" table:number-columns-spanned="1" table:number-rows-spanned="145">
            <text:p>296960</text:p>
          </table:table-cell>
          <table:table-cell table:style-name="ce2" table:formula="of:=[.B26]" office:value-type="float" office:value="47104">
            <text:p>47104</text:p>
          </table:table-cell>
          <table:table-cell table:style-name="ce9" table:formula="of:=[.C26]" office:value-type="string" office:string-value="00B800">
            <text:p>00B800</text:p>
          </table:table-cell>
          <table:table-cell table:style-name="Default"/>
          <table:table-cell table:formula="of:=[.E26]" office:value-type="float" office:value="47104">
            <text:p>47104</text:p>
          </table:table-cell>
          <table:table-cell table:style-name="ce9" table:formula="of:=[.F26]" office:value-type="string" office:string-value="00B800">
            <text:p>00B800</text:p>
          </table:table-cell>
          <table:table-cell table:style-name="ce6"/>
        </table:table-row>
        <table:table-row table:style-name="ro1">
          <table:table-cell/>
          <table:table-cell office:value-type="float" office:value="49152">
            <text:p>49152</text:p>
          </table:table-cell>
          <table:table-cell table:formula="of:=DEC2HEX([.B27];6)" office:value-type="string" office:string-value="00C000">
            <text:p>00C000</text:p>
          </table:table-cell>
          <table:covered-table-cell/>
          <table:table-cell table:style-name="ce2" table:formula="of:=[.B27]" office:value-type="float" office:value="49152">
            <text:p>49152</text:p>
          </table:table-cell>
          <table:table-cell table:style-name="ce6" table:formula="of:=[.C27]" office:value-type="string" office:string-value="00C000">
            <text:p>00C000</text:p>
          </table:table-cell>
          <table:table-cell table:style-name="ce7" table:formula="of:=[.E86]-[.E26]" office:value-type="float" office:value="122880" table:number-columns-spanned="1" table:number-rows-spanned="59">
            <text:p>122880</text:p>
          </table:table-cell>
          <table:table-cell table:formula="of:=[.E27]" office:value-type="float" office:value="49152">
            <text:p>49152</text:p>
          </table:table-cell>
          <table:table-cell table:formula="of:=[.F27]" office:value-type="string" office:string-value="00C000">
            <text:p>00C000</text:p>
          </table:table-cell>
          <table:table-cell table:style-name="ce7" table:formula="of:=[.H42]-[.H26]" office:value-type="float" office:value="32768" table:number-columns-spanned="1" table:number-rows-spanned="16">
            <text:p>32768</text:p>
          </table:table-cell>
        </table:table-row>
        <table:table-row table:style-name="ro1">
          <table:table-cell/>
          <table:table-cell office:value-type="float" office:value="51200">
            <text:p>51200</text:p>
          </table:table-cell>
          <table:table-cell table:formula="of:=DEC2HEX([.B28];6)" office:value-type="string" office:string-value="00C800">
            <text:p>00C800</text:p>
          </table:table-cell>
          <table:covered-table-cell/>
          <table:table-cell table:style-name="ce2" table:formula="of:=[.B28]" office:value-type="float" office:value="51200">
            <text:p>51200</text:p>
          </table:table-cell>
          <table:table-cell table:style-name="ce6" table:formula="of:=[.C28]" office:value-type="string" office:string-value="00C800">
            <text:p>00C800</text:p>
          </table:table-cell>
          <table:covered-table-cell/>
          <table:table-cell table:formula="of:=[.E28]" office:value-type="float" office:value="51200">
            <text:p>51200</text:p>
          </table:table-cell>
          <table:table-cell table:formula="of:=[.F28]" office:value-type="string" office:string-value="00C800">
            <text:p>00C800</text:p>
          </table:table-cell>
          <table:covered-table-cell/>
        </table:table-row>
        <table:table-row table:style-name="ro1">
          <table:table-cell/>
          <table:table-cell office:value-type="float" office:value="53248">
            <text:p>53248</text:p>
          </table:table-cell>
          <table:table-cell table:formula="of:=DEC2HEX([.B29];6)" office:value-type="string" office:string-value="00D000">
            <text:p>00D000</text:p>
          </table:table-cell>
          <table:covered-table-cell/>
          <table:table-cell table:style-name="ce2" table:formula="of:=[.B29]" office:value-type="float" office:value="53248">
            <text:p>53248</text:p>
          </table:table-cell>
          <table:table-cell table:style-name="ce6" table:formula="of:=[.C29]" office:value-type="string" office:string-value="00D000">
            <text:p>00D000</text:p>
          </table:table-cell>
          <table:covered-table-cell/>
          <table:table-cell table:formula="of:=[.E29]" office:value-type="float" office:value="53248">
            <text:p>53248</text:p>
          </table:table-cell>
          <table:table-cell table:formula="of:=[.F29]" office:value-type="string" office:string-value="00D000">
            <text:p>00D000</text:p>
          </table:table-cell>
          <table:covered-table-cell/>
        </table:table-row>
        <table:table-row table:style-name="ro1">
          <table:table-cell/>
          <table:table-cell office:value-type="float" office:value="55296">
            <text:p>55296</text:p>
          </table:table-cell>
          <table:table-cell table:formula="of:=DEC2HEX([.B30];6)" office:value-type="string" office:string-value="00D800">
            <text:p>00D800</text:p>
          </table:table-cell>
          <table:covered-table-cell/>
          <table:table-cell table:style-name="ce2" table:formula="of:=[.B30]" office:value-type="float" office:value="55296">
            <text:p>55296</text:p>
          </table:table-cell>
          <table:table-cell table:style-name="ce6" table:formula="of:=[.C30]" office:value-type="string" office:string-value="00D800">
            <text:p>00D800</text:p>
          </table:table-cell>
          <table:covered-table-cell/>
          <table:table-cell table:formula="of:=[.E30]" office:value-type="float" office:value="55296">
            <text:p>55296</text:p>
          </table:table-cell>
          <table:table-cell table:formula="of:=[.F30]" office:value-type="string" office:string-value="00D800">
            <text:p>00D800</text:p>
          </table:table-cell>
          <table:covered-table-cell/>
        </table:table-row>
        <table:table-row table:style-name="ro1">
          <table:table-cell/>
          <table:table-cell office:value-type="float" office:value="57344">
            <text:p>57344</text:p>
          </table:table-cell>
          <table:table-cell table:formula="of:=DEC2HEX([.B31];6)" office:value-type="string" office:string-value="00E000">
            <text:p>00E000</text:p>
          </table:table-cell>
          <table:covered-table-cell/>
          <table:table-cell table:style-name="ce2" table:formula="of:=[.B31]" office:value-type="float" office:value="57344">
            <text:p>57344</text:p>
          </table:table-cell>
          <table:table-cell table:style-name="ce6" table:formula="of:=[.C31]" office:value-type="string" office:string-value="00E000">
            <text:p>00E000</text:p>
          </table:table-cell>
          <table:covered-table-cell/>
          <table:table-cell table:formula="of:=[.E31]" office:value-type="float" office:value="57344">
            <text:p>57344</text:p>
          </table:table-cell>
          <table:table-cell table:formula="of:=[.F31]" office:value-type="string" office:string-value="00E000">
            <text:p>00E000</text:p>
          </table:table-cell>
          <table:covered-table-cell/>
        </table:table-row>
        <table:table-row table:style-name="ro1">
          <table:table-cell/>
          <table:table-cell office:value-type="float" office:value="59392">
            <text:p>59392</text:p>
          </table:table-cell>
          <table:table-cell table:formula="of:=DEC2HEX([.B32];6)" office:value-type="string" office:string-value="00E800">
            <text:p>00E800</text:p>
          </table:table-cell>
          <table:covered-table-cell/>
          <table:table-cell table:style-name="ce2" table:formula="of:=[.B32]" office:value-type="float" office:value="59392">
            <text:p>59392</text:p>
          </table:table-cell>
          <table:table-cell table:style-name="ce6" table:formula="of:=[.C32]" office:value-type="string" office:string-value="00E800">
            <text:p>00E800</text:p>
          </table:table-cell>
          <table:covered-table-cell/>
          <table:table-cell table:formula="of:=[.E32]" office:value-type="float" office:value="59392">
            <text:p>59392</text:p>
          </table:table-cell>
          <table:table-cell table:formula="of:=[.F32]" office:value-type="string" office:string-value="00E800">
            <text:p>00E800</text:p>
          </table:table-cell>
          <table:covered-table-cell/>
        </table:table-row>
        <table:table-row table:style-name="ro1">
          <table:table-cell/>
          <table:table-cell office:value-type="float" office:value="61440">
            <text:p>61440</text:p>
          </table:table-cell>
          <table:table-cell table:formula="of:=DEC2HEX([.B33];6)" office:value-type="string" office:string-value="00F000">
            <text:p>00F000</text:p>
          </table:table-cell>
          <table:covered-table-cell/>
          <table:table-cell table:style-name="ce2" table:formula="of:=[.B33]" office:value-type="float" office:value="61440">
            <text:p>61440</text:p>
          </table:table-cell>
          <table:table-cell table:style-name="ce6" table:formula="of:=[.C33]" office:value-type="string" office:string-value="00F000">
            <text:p>00F000</text:p>
          </table:table-cell>
          <table:covered-table-cell/>
          <table:table-cell table:formula="of:=[.E33]" office:value-type="float" office:value="61440">
            <text:p>61440</text:p>
          </table:table-cell>
          <table:table-cell table:formula="of:=[.F33]" office:value-type="string" office:string-value="00F000">
            <text:p>00F000</text:p>
          </table:table-cell>
          <table:covered-table-cell/>
        </table:table-row>
        <table:table-row table:style-name="ro1">
          <table:table-cell/>
          <table:table-cell office:value-type="float" office:value="63488">
            <text:p>63488</text:p>
          </table:table-cell>
          <table:table-cell table:formula="of:=DEC2HEX([.B34];6)" office:value-type="string" office:string-value="00F800">
            <text:p>00F800</text:p>
          </table:table-cell>
          <table:covered-table-cell/>
          <table:table-cell table:style-name="ce2" table:formula="of:=[.B34]" office:value-type="float" office:value="63488">
            <text:p>63488</text:p>
          </table:table-cell>
          <table:table-cell table:style-name="ce6" table:formula="of:=[.C34]" office:value-type="string" office:string-value="00F800">
            <text:p>00F800</text:p>
          </table:table-cell>
          <table:covered-table-cell/>
          <table:table-cell table:formula="of:=[.E34]" office:value-type="float" office:value="63488">
            <text:p>63488</text:p>
          </table:table-cell>
          <table:table-cell table:formula="of:=[.F34]" office:value-type="string" office:string-value="00F800">
            <text:p>00F800</text:p>
          </table:table-cell>
          <table:covered-table-cell/>
        </table:table-row>
        <table:table-row table:style-name="ro1">
          <table:table-cell/>
          <table:table-cell office:value-type="float" office:value="65536">
            <text:p>65536</text:p>
          </table:table-cell>
          <table:table-cell table:formula="of:=DEC2HEX([.B35];6)" office:value-type="string" office:string-value="010000">
            <text:p>010000</text:p>
          </table:table-cell>
          <table:covered-table-cell/>
          <table:table-cell table:style-name="ce2" table:formula="of:=[.B35]" office:value-type="float" office:value="65536">
            <text:p>65536</text:p>
          </table:table-cell>
          <table:table-cell table:style-name="ce6" table:formula="of:=[.C35]" office:value-type="string" office:string-value="010000">
            <text:p>010000</text:p>
          </table:table-cell>
          <table:covered-table-cell/>
          <table:table-cell table:formula="of:=[.E35]" office:value-type="float" office:value="65536">
            <text:p>65536</text:p>
          </table:table-cell>
          <table:table-cell table:formula="of:=[.F35]" office:value-type="string" office:string-value="010000">
            <text:p>010000</text:p>
          </table:table-cell>
          <table:covered-table-cell/>
        </table:table-row>
        <table:table-row table:style-name="ro1">
          <table:table-cell/>
          <table:table-cell office:value-type="float" office:value="67584">
            <text:p>67584</text:p>
          </table:table-cell>
          <table:table-cell table:formula="of:=DEC2HEX([.B36];6)" office:value-type="string" office:string-value="010800">
            <text:p>010800</text:p>
          </table:table-cell>
          <table:covered-table-cell/>
          <table:table-cell table:style-name="ce2" table:formula="of:=[.B36]" office:value-type="float" office:value="67584">
            <text:p>67584</text:p>
          </table:table-cell>
          <table:table-cell table:style-name="ce6" table:formula="of:=[.C36]" office:value-type="string" office:string-value="010800">
            <text:p>010800</text:p>
          </table:table-cell>
          <table:covered-table-cell/>
          <table:table-cell table:formula="of:=[.E36]" office:value-type="float" office:value="67584">
            <text:p>67584</text:p>
          </table:table-cell>
          <table:table-cell table:formula="of:=[.F36]" office:value-type="string" office:string-value="010800">
            <text:p>010800</text:p>
          </table:table-cell>
          <table:covered-table-cell/>
        </table:table-row>
        <table:table-row table:style-name="ro1">
          <table:table-cell/>
          <table:table-cell office:value-type="float" office:value="69632">
            <text:p>69632</text:p>
          </table:table-cell>
          <table:table-cell table:formula="of:=DEC2HEX([.B37];6)" office:value-type="string" office:string-value="011000">
            <text:p>011000</text:p>
          </table:table-cell>
          <table:covered-table-cell/>
          <table:table-cell table:style-name="ce2" table:formula="of:=[.B37]" office:value-type="float" office:value="69632">
            <text:p>69632</text:p>
          </table:table-cell>
          <table:table-cell table:style-name="ce6" table:formula="of:=[.C37]" office:value-type="string" office:string-value="011000">
            <text:p>011000</text:p>
          </table:table-cell>
          <table:covered-table-cell/>
          <table:table-cell table:formula="of:=[.E37]" office:value-type="float" office:value="69632">
            <text:p>69632</text:p>
          </table:table-cell>
          <table:table-cell table:formula="of:=[.F37]" office:value-type="string" office:string-value="011000">
            <text:p>011000</text:p>
          </table:table-cell>
          <table:covered-table-cell/>
        </table:table-row>
        <table:table-row table:style-name="ro1">
          <table:table-cell/>
          <table:table-cell office:value-type="float" office:value="71680">
            <text:p>71680</text:p>
          </table:table-cell>
          <table:table-cell table:formula="of:=DEC2HEX([.B38];6)" office:value-type="string" office:string-value="011800">
            <text:p>011800</text:p>
          </table:table-cell>
          <table:covered-table-cell/>
          <table:table-cell table:style-name="ce2" table:formula="of:=[.B38]" office:value-type="float" office:value="71680">
            <text:p>71680</text:p>
          </table:table-cell>
          <table:table-cell table:style-name="ce6" table:formula="of:=[.C38]" office:value-type="string" office:string-value="011800">
            <text:p>011800</text:p>
          </table:table-cell>
          <table:covered-table-cell/>
          <table:table-cell table:formula="of:=[.E38]" office:value-type="float" office:value="71680">
            <text:p>71680</text:p>
          </table:table-cell>
          <table:table-cell table:formula="of:=[.F38]" office:value-type="string" office:string-value="011800">
            <text:p>011800</text:p>
          </table:table-cell>
          <table:covered-table-cell/>
        </table:table-row>
        <table:table-row table:style-name="ro1">
          <table:table-cell/>
          <table:table-cell office:value-type="float" office:value="73728">
            <text:p>73728</text:p>
          </table:table-cell>
          <table:table-cell table:formula="of:=DEC2HEX([.B39];6)" office:value-type="string" office:string-value="012000">
            <text:p>012000</text:p>
          </table:table-cell>
          <table:covered-table-cell/>
          <table:table-cell table:style-name="ce2" table:formula="of:=[.B39]" office:value-type="float" office:value="73728">
            <text:p>73728</text:p>
          </table:table-cell>
          <table:table-cell table:style-name="ce6" table:formula="of:=[.C39]" office:value-type="string" office:string-value="012000">
            <text:p>012000</text:p>
          </table:table-cell>
          <table:covered-table-cell/>
          <table:table-cell table:formula="of:=[.E39]" office:value-type="float" office:value="73728">
            <text:p>73728</text:p>
          </table:table-cell>
          <table:table-cell table:formula="of:=[.F39]" office:value-type="string" office:string-value="012000">
            <text:p>012000</text:p>
          </table:table-cell>
          <table:covered-table-cell/>
        </table:table-row>
        <table:table-row table:style-name="ro1">
          <table:table-cell/>
          <table:table-cell office:value-type="float" office:value="75776">
            <text:p>75776</text:p>
          </table:table-cell>
          <table:table-cell table:formula="of:=DEC2HEX([.B40];6)" office:value-type="string" office:string-value="012800">
            <text:p>012800</text:p>
          </table:table-cell>
          <table:covered-table-cell/>
          <table:table-cell table:style-name="ce2" table:formula="of:=[.B40]" office:value-type="float" office:value="75776">
            <text:p>75776</text:p>
          </table:table-cell>
          <table:table-cell table:style-name="ce6" table:formula="of:=[.C40]" office:value-type="string" office:string-value="012800">
            <text:p>012800</text:p>
          </table:table-cell>
          <table:covered-table-cell/>
          <table:table-cell table:formula="of:=[.E40]" office:value-type="float" office:value="75776">
            <text:p>75776</text:p>
          </table:table-cell>
          <table:table-cell table:formula="of:=[.F40]" office:value-type="string" office:string-value="012800">
            <text:p>012800</text:p>
          </table:table-cell>
          <table:covered-table-cell/>
        </table:table-row>
        <table:table-row table:style-name="ro1">
          <table:table-cell/>
          <table:table-cell office:value-type="float" office:value="77824">
            <text:p>77824</text:p>
          </table:table-cell>
          <table:table-cell table:formula="of:=DEC2HEX([.B41];6)" office:value-type="string" office:string-value="013000">
            <text:p>013000</text:p>
          </table:table-cell>
          <table:covered-table-cell/>
          <table:table-cell table:style-name="ce2" table:formula="of:=[.B41]" office:value-type="float" office:value="77824">
            <text:p>77824</text:p>
          </table:table-cell>
          <table:table-cell table:style-name="ce6" table:formula="of:=[.C41]" office:value-type="string" office:string-value="013000">
            <text:p>013000</text:p>
          </table:table-cell>
          <table:covered-table-cell/>
          <table:table-cell table:formula="of:=[.E41]" office:value-type="float" office:value="77824">
            <text:p>77824</text:p>
          </table:table-cell>
          <table:table-cell table:formula="of:=[.F41]" office:value-type="string" office:string-value="013000">
            <text:p>013000</text:p>
          </table:table-cell>
          <table:covered-table-cell/>
        </table:table-row>
        <table:table-row table:style-name="ro1">
          <table:table-cell/>
          <table:table-cell office:value-type="float" office:value="79872">
            <text:p>79872</text:p>
          </table:table-cell>
          <table:table-cell table:formula="of:=DEC2HEX([.B42];6)" office:value-type="string" office:string-value="013800">
            <text:p>013800</text:p>
          </table:table-cell>
          <table:covered-table-cell/>
          <table:table-cell table:style-name="ce2" table:formula="of:=[.B42]" office:value-type="float" office:value="79872">
            <text:p>79872</text:p>
          </table:table-cell>
          <table:table-cell table:style-name="ce6" table:formula="of:=[.C42]" office:value-type="string" office:string-value="013800">
            <text:p>013800</text:p>
          </table:table-cell>
          <table:covered-table-cell/>
          <table:table-cell table:formula="of:=[.E42]" office:value-type="float" office:value="79872">
            <text:p>79872</text:p>
          </table:table-cell>
          <table:table-cell table:formula="of:=[.F42]" office:value-type="string" office:string-value="013800">
            <text:p>013800</text:p>
          </table:table-cell>
          <table:covered-table-cell/>
        </table:table-row>
        <table:table-row table:style-name="ro1">
          <table:table-cell/>
          <table:table-cell office:value-type="float" office:value="81920">
            <text:p>81920</text:p>
          </table:table-cell>
          <table:table-cell table:formula="of:=DEC2HEX([.B43];6)" office:value-type="string" office:string-value="014000">
            <text:p>014000</text:p>
          </table:table-cell>
          <table:covered-table-cell/>
          <table:table-cell table:style-name="ce2" table:formula="of:=[.B43]" office:value-type="float" office:value="81920">
            <text:p>81920</text:p>
          </table:table-cell>
          <table:table-cell table:style-name="ce6" table:formula="of:=[.C43]" office:value-type="string" office:string-value="014000">
            <text:p>014000</text:p>
          </table:table-cell>
          <table:covered-table-cell/>
          <table:table-cell table:formula="of:=[.E43]" office:value-type="float" office:value="81920">
            <text:p>81920</text:p>
          </table:table-cell>
          <table:table-cell table:style-name="ce10" table:formula="of:=[.F43]" office:value-type="string" office:string-value="014000">
            <text:p>014000</text:p>
          </table:table-cell>
          <table:table-cell table:style-name="ce6" office:value-type="string">
            <text:p>Placement of the Node ID</text:p>
          </table:table-cell>
        </table:table-row>
        <table:table-row table:style-name="ro1">
          <table:table-cell/>
          <table:table-cell office:value-type="float" office:value="83968">
            <text:p>83968</text:p>
          </table:table-cell>
          <table:table-cell table:formula="of:=DEC2HEX([.B44];6)" office:value-type="string" office:string-value="014800">
            <text:p>014800</text:p>
          </table:table-cell>
          <table:covered-table-cell/>
          <table:table-cell table:style-name="ce2" table:formula="of:=[.B44]" office:value-type="float" office:value="83968">
            <text:p>83968</text:p>
          </table:table-cell>
          <table:table-cell table:style-name="ce6" table:formula="of:=[.C44]" office:value-type="string" office:string-value="014800">
            <text:p>014800</text:p>
          </table:table-cell>
          <table:covered-table-cell/>
          <table:table-cell table:formula="of:=[.E44]" office:value-type="float" office:value="83968">
            <text:p>83968</text:p>
          </table:table-cell>
          <table:table-cell table:style-name="ce10" table:formula="of:=[.F44]" office:value-type="string" office:string-value="014800">
            <text:p>014800</text:p>
          </table:table-cell>
          <table:table-cell table:style-name="ce6" office:value-type="string">
            <text:p>Placement of the CheckSum</text:p>
          </table:table-cell>
        </table:table-row>
        <table:table-row table:style-name="ro1">
          <table:table-cell/>
          <table:table-cell office:value-type="float" office:value="86016">
            <text:p>86016</text:p>
          </table:table-cell>
          <table:table-cell table:formula="of:=DEC2HEX([.B45];6)" office:value-type="string" office:string-value="015000">
            <text:p>015000</text:p>
          </table:table-cell>
          <table:covered-table-cell/>
          <table:table-cell table:style-name="ce2" table:formula="of:=[.B45]" office:value-type="float" office:value="86016">
            <text:p>86016</text:p>
          </table:table-cell>
          <table:table-cell table:style-name="ce6" table:formula="of:=[.C45]" office:value-type="string" office:string-value="015000">
            <text:p>015000</text:p>
          </table:table-cell>
          <table:covered-table-cell/>
          <table:table-cell table:formula="of:=[.E45]" office:value-type="float" office:value="86016">
            <text:p>86016</text:p>
          </table:table-cell>
          <table:table-cell table:style-name="ce11" table:formula="of:=[.F45]" office:value-type="string" office:string-value="015000">
            <text:p>015000</text:p>
          </table:table-cell>
          <table:table-cell table:style-name="ce6" office:value-type="string">
            <text:p>Page contains Config Bytes Never Erase</text:p>
          </table:table-cell>
        </table:table-row>
        <table:table-row table:style-name="ro1">
          <table:table-cell/>
          <table:table-cell office:value-type="float" office:value="88064">
            <text:p>88064</text:p>
          </table:table-cell>
          <table:table-cell table:formula="of:=DEC2HEX([.B46];6)" office:value-type="string" office:string-value="015800">
            <text:p>015800</text:p>
          </table:table-cell>
          <table:covered-table-cell/>
          <table:table-cell table:style-name="ce2" table:formula="of:=[.B46]" office:value-type="float" office:value="88064">
            <text:p>88064</text:p>
          </table:table-cell>
          <table:table-cell table:style-name="ce6" table:formula="of:=[.C46]" office:value-type="string" office:string-value="015800">
            <text:p>015800</text:p>
          </table:table-cell>
          <table:covered-table-cell/>
          <table:table-cell table:formula="of:=[.E46]" office:value-type="float" office:value="88064">
            <text:p>88064</text:p>
          </table:table-cell>
          <table:table-cell table:style-name="ce11" table:formula="of:=[.F46]" office:value-type="string" office:string-value="015800">
            <text:p>015800</text:p>
          </table:table-cell>
          <table:table-cell table:style-name="ce6" office:value-type="string">
            <text:p>EOF (128k)</text:p>
          </table:table-cell>
        </table:table-row>
        <table:table-row table:style-name="ro1">
          <table:table-cell/>
          <table:table-cell office:value-type="float" office:value="90112">
            <text:p>90112</text:p>
          </table:table-cell>
          <table:table-cell table:formula="of:=DEC2HEX([.B47];6)" office:value-type="string" office:string-value="016000">
            <text:p>016000</text:p>
          </table:table-cell>
          <table:covered-table-cell/>
          <table:table-cell table:style-name="ce2" table:formula="of:=[.B47]" office:value-type="float" office:value="90112">
            <text:p>90112</text:p>
          </table:table-cell>
          <table:table-cell table:style-name="ce6" table:formula="of:=[.C47]" office:value-type="string" office:string-value="016000">
            <text:p>016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2160">
            <text:p>92160</text:p>
          </table:table-cell>
          <table:table-cell table:formula="of:=DEC2HEX([.B48];6)" office:value-type="string" office:string-value="016800">
            <text:p>016800</text:p>
          </table:table-cell>
          <table:covered-table-cell/>
          <table:table-cell table:style-name="ce2" table:formula="of:=[.B48]" office:value-type="float" office:value="92160">
            <text:p>92160</text:p>
          </table:table-cell>
          <table:table-cell table:style-name="ce6" table:formula="of:=[.C48]" office:value-type="string" office:string-value="016800">
            <text:p>016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4208">
            <text:p>94208</text:p>
          </table:table-cell>
          <table:table-cell table:formula="of:=DEC2HEX([.B49];6)" office:value-type="string" office:string-value="017000">
            <text:p>017000</text:p>
          </table:table-cell>
          <table:covered-table-cell/>
          <table:table-cell table:style-name="ce2" table:formula="of:=[.B49]" office:value-type="float" office:value="94208">
            <text:p>94208</text:p>
          </table:table-cell>
          <table:table-cell table:style-name="ce6" table:formula="of:=[.C49]" office:value-type="string" office:string-value="017000">
            <text:p>017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6256">
            <text:p>96256</text:p>
          </table:table-cell>
          <table:table-cell table:formula="of:=DEC2HEX([.B50];6)" office:value-type="string" office:string-value="017800">
            <text:p>017800</text:p>
          </table:table-cell>
          <table:covered-table-cell/>
          <table:table-cell table:style-name="ce2" table:formula="of:=[.B50]" office:value-type="float" office:value="96256">
            <text:p>96256</text:p>
          </table:table-cell>
          <table:table-cell table:style-name="ce6" table:formula="of:=[.C50]" office:value-type="string" office:string-value="017800">
            <text:p>017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8304">
            <text:p>98304</text:p>
          </table:table-cell>
          <table:table-cell table:formula="of:=DEC2HEX([.B51];6)" office:value-type="string" office:string-value="018000">
            <text:p>018000</text:p>
          </table:table-cell>
          <table:covered-table-cell/>
          <table:table-cell table:style-name="ce2" table:formula="of:=[.B51]" office:value-type="float" office:value="98304">
            <text:p>98304</text:p>
          </table:table-cell>
          <table:table-cell table:style-name="ce6" table:formula="of:=[.C51]" office:value-type="string" office:string-value="018000">
            <text:p>018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0352">
            <text:p>100352</text:p>
          </table:table-cell>
          <table:table-cell table:formula="of:=DEC2HEX([.B52];6)" office:value-type="string" office:string-value="018800">
            <text:p>018800</text:p>
          </table:table-cell>
          <table:covered-table-cell/>
          <table:table-cell table:style-name="ce2" table:formula="of:=[.B52]" office:value-type="float" office:value="100352">
            <text:p>100352</text:p>
          </table:table-cell>
          <table:table-cell table:style-name="ce6" table:formula="of:=[.C52]" office:value-type="string" office:string-value="018800">
            <text:p>018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table:formula="of:=DEC2HEX([.B53];6)" office:value-type="string" office:string-value="019000">
            <text:p>019000</text:p>
          </table:table-cell>
          <table:covered-table-cell/>
          <table:table-cell table:style-name="ce2" table:formula="of:=[.B53]" office:value-type="float" office:value="102400">
            <text:p>102400</text:p>
          </table:table-cell>
          <table:table-cell table:style-name="ce6" table:formula="of:=[.C53]" office:value-type="string" office:string-value="019000">
            <text:p>019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4448">
            <text:p>104448</text:p>
          </table:table-cell>
          <table:table-cell table:formula="of:=DEC2HEX([.B54];6)" office:value-type="string" office:string-value="019800">
            <text:p>019800</text:p>
          </table:table-cell>
          <table:covered-table-cell/>
          <table:table-cell table:style-name="ce2" table:formula="of:=[.B54]" office:value-type="float" office:value="104448">
            <text:p>104448</text:p>
          </table:table-cell>
          <table:table-cell table:style-name="ce6" table:formula="of:=[.C54]" office:value-type="string" office:string-value="019800">
            <text:p>019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6496">
            <text:p>106496</text:p>
          </table:table-cell>
          <table:table-cell table:formula="of:=DEC2HEX([.B55];6)" office:value-type="string" office:string-value="01A000">
            <text:p>01A000</text:p>
          </table:table-cell>
          <table:covered-table-cell/>
          <table:table-cell table:style-name="ce2" table:formula="of:=[.B55]" office:value-type="float" office:value="106496">
            <text:p>106496</text:p>
          </table:table-cell>
          <table:table-cell table:style-name="ce6" table:formula="of:=[.C55]" office:value-type="string" office:string-value="01A000">
            <text:p>01A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8544">
            <text:p>108544</text:p>
          </table:table-cell>
          <table:table-cell table:formula="of:=DEC2HEX([.B56];6)" office:value-type="string" office:string-value="01A800">
            <text:p>01A800</text:p>
          </table:table-cell>
          <table:covered-table-cell/>
          <table:table-cell table:style-name="ce2" table:formula="of:=[.B56]" office:value-type="float" office:value="108544">
            <text:p>108544</text:p>
          </table:table-cell>
          <table:table-cell table:style-name="ce6" table:formula="of:=[.C56]" office:value-type="string" office:string-value="01A800">
            <text:p>01A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0592">
            <text:p>110592</text:p>
          </table:table-cell>
          <table:table-cell table:formula="of:=DEC2HEX([.B57];6)" office:value-type="string" office:string-value="01B000">
            <text:p>01B000</text:p>
          </table:table-cell>
          <table:covered-table-cell/>
          <table:table-cell table:style-name="ce2" table:formula="of:=[.B57]" office:value-type="float" office:value="110592">
            <text:p>110592</text:p>
          </table:table-cell>
          <table:table-cell table:style-name="ce6" table:formula="of:=[.C57]" office:value-type="string" office:string-value="01B000">
            <text:p>01B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2640">
            <text:p>112640</text:p>
          </table:table-cell>
          <table:table-cell table:formula="of:=DEC2HEX([.B58];6)" office:value-type="string" office:string-value="01B800">
            <text:p>01B800</text:p>
          </table:table-cell>
          <table:covered-table-cell/>
          <table:table-cell table:style-name="ce2" table:formula="of:=[.B58]" office:value-type="float" office:value="112640">
            <text:p>112640</text:p>
          </table:table-cell>
          <table:table-cell table:style-name="ce6" table:formula="of:=[.C58]" office:value-type="string" office:string-value="01B800">
            <text:p>01B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4688">
            <text:p>114688</text:p>
          </table:table-cell>
          <table:table-cell table:formula="of:=DEC2HEX([.B59];6)" office:value-type="string" office:string-value="01C000">
            <text:p>01C000</text:p>
          </table:table-cell>
          <table:covered-table-cell/>
          <table:table-cell table:style-name="ce2" table:formula="of:=[.B59]" office:value-type="float" office:value="114688">
            <text:p>114688</text:p>
          </table:table-cell>
          <table:table-cell table:style-name="ce6" table:formula="of:=[.C59]" office:value-type="string" office:string-value="01C000">
            <text:p>01C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6736">
            <text:p>116736</text:p>
          </table:table-cell>
          <table:table-cell table:formula="of:=DEC2HEX([.B60];6)" office:value-type="string" office:string-value="01C800">
            <text:p>01C800</text:p>
          </table:table-cell>
          <table:covered-table-cell/>
          <table:table-cell table:style-name="ce2" table:formula="of:=[.B60]" office:value-type="float" office:value="116736">
            <text:p>116736</text:p>
          </table:table-cell>
          <table:table-cell table:style-name="ce6" table:formula="of:=[.C60]" office:value-type="string" office:string-value="01C800">
            <text:p>01C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8784">
            <text:p>118784</text:p>
          </table:table-cell>
          <table:table-cell table:formula="of:=DEC2HEX([.B61];6)" office:value-type="string" office:string-value="01D000">
            <text:p>01D000</text:p>
          </table:table-cell>
          <table:covered-table-cell/>
          <table:table-cell table:style-name="ce2" table:formula="of:=[.B61]" office:value-type="float" office:value="118784">
            <text:p>118784</text:p>
          </table:table-cell>
          <table:table-cell table:style-name="ce6" table:formula="of:=[.C61]" office:value-type="string" office:string-value="01D000">
            <text:p>01D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0832">
            <text:p>120832</text:p>
          </table:table-cell>
          <table:table-cell table:formula="of:=DEC2HEX([.B62];6)" office:value-type="string" office:string-value="01D800">
            <text:p>01D800</text:p>
          </table:table-cell>
          <table:covered-table-cell/>
          <table:table-cell table:style-name="ce2" table:formula="of:=[.B62]" office:value-type="float" office:value="120832">
            <text:p>120832</text:p>
          </table:table-cell>
          <table:table-cell table:style-name="ce6" table:formula="of:=[.C62]" office:value-type="string" office:string-value="01D800">
            <text:p>01D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2880">
            <text:p>122880</text:p>
          </table:table-cell>
          <table:table-cell table:formula="of:=DEC2HEX([.B63];6)" office:value-type="string" office:string-value="01E000">
            <text:p>01E000</text:p>
          </table:table-cell>
          <table:covered-table-cell/>
          <table:table-cell table:style-name="ce2" table:formula="of:=[.B63]" office:value-type="float" office:value="122880">
            <text:p>122880</text:p>
          </table:table-cell>
          <table:table-cell table:style-name="ce6" table:formula="of:=[.C63]" office:value-type="string" office:string-value="01E000">
            <text:p>01E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4928">
            <text:p>124928</text:p>
          </table:table-cell>
          <table:table-cell table:formula="of:=DEC2HEX([.B64];6)" office:value-type="string" office:string-value="01E800">
            <text:p>01E800</text:p>
          </table:table-cell>
          <table:covered-table-cell/>
          <table:table-cell table:style-name="ce2" table:formula="of:=[.B64]" office:value-type="float" office:value="124928">
            <text:p>124928</text:p>
          </table:table-cell>
          <table:table-cell table:style-name="ce6" table:formula="of:=[.C64]" office:value-type="string" office:string-value="01E800">
            <text:p>01E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6976">
            <text:p>126976</text:p>
          </table:table-cell>
          <table:table-cell table:formula="of:=DEC2HEX([.B65];6)" office:value-type="string" office:string-value="01F000">
            <text:p>01F000</text:p>
          </table:table-cell>
          <table:covered-table-cell/>
          <table:table-cell table:style-name="ce2" table:formula="of:=[.B65]" office:value-type="float" office:value="126976">
            <text:p>126976</text:p>
          </table:table-cell>
          <table:table-cell table:style-name="ce6" table:formula="of:=[.C65]" office:value-type="string" office:string-value="01F000">
            <text:p>01F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9024">
            <text:p>129024</text:p>
          </table:table-cell>
          <table:table-cell table:formula="of:=DEC2HEX([.B66];6)" office:value-type="string" office:string-value="01F800">
            <text:p>01F800</text:p>
          </table:table-cell>
          <table:covered-table-cell/>
          <table:table-cell table:style-name="ce2" table:formula="of:=[.B66]" office:value-type="float" office:value="129024">
            <text:p>129024</text:p>
          </table:table-cell>
          <table:table-cell table:style-name="ce6" table:formula="of:=[.C66]" office:value-type="string" office:string-value="01F800">
            <text:p>01F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table:formula="of:=DEC2HEX([.B67];6)" office:value-type="string" office:string-value="020000">
            <text:p>020000</text:p>
          </table:table-cell>
          <table:covered-table-cell/>
          <table:table-cell table:style-name="ce2" table:formula="of:=[.B67]" office:value-type="float" office:value="131072">
            <text:p>131072</text:p>
          </table:table-cell>
          <table:table-cell table:style-name="ce6" table:formula="of:=[.C67]" office:value-type="string" office:string-value="020000">
            <text:p>020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3120">
            <text:p>133120</text:p>
          </table:table-cell>
          <table:table-cell table:formula="of:=DEC2HEX([.B68];6)" office:value-type="string" office:string-value="020800">
            <text:p>020800</text:p>
          </table:table-cell>
          <table:covered-table-cell/>
          <table:table-cell table:style-name="ce2" table:formula="of:=[.B68]" office:value-type="float" office:value="133120">
            <text:p>133120</text:p>
          </table:table-cell>
          <table:table-cell table:style-name="ce6" table:formula="of:=[.C68]" office:value-type="string" office:string-value="020800">
            <text:p>020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5168">
            <text:p>135168</text:p>
          </table:table-cell>
          <table:table-cell table:formula="of:=DEC2HEX([.B69];6)" office:value-type="string" office:string-value="021000">
            <text:p>021000</text:p>
          </table:table-cell>
          <table:covered-table-cell/>
          <table:table-cell table:style-name="ce2" table:formula="of:=[.B69]" office:value-type="float" office:value="135168">
            <text:p>135168</text:p>
          </table:table-cell>
          <table:table-cell table:style-name="ce6" table:formula="of:=[.C69]" office:value-type="string" office:string-value="021000">
            <text:p>021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7216">
            <text:p>137216</text:p>
          </table:table-cell>
          <table:table-cell table:formula="of:=DEC2HEX([.B70];6)" office:value-type="string" office:string-value="021800">
            <text:p>021800</text:p>
          </table:table-cell>
          <table:covered-table-cell/>
          <table:table-cell table:style-name="ce2" table:formula="of:=[.B70]" office:value-type="float" office:value="137216">
            <text:p>137216</text:p>
          </table:table-cell>
          <table:table-cell table:style-name="ce6" table:formula="of:=[.C70]" office:value-type="string" office:string-value="021800">
            <text:p>021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9264">
            <text:p>139264</text:p>
          </table:table-cell>
          <table:table-cell table:formula="of:=DEC2HEX([.B71];6)" office:value-type="string" office:string-value="022000">
            <text:p>022000</text:p>
          </table:table-cell>
          <table:covered-table-cell/>
          <table:table-cell table:style-name="ce2" table:formula="of:=[.B71]" office:value-type="float" office:value="139264">
            <text:p>139264</text:p>
          </table:table-cell>
          <table:table-cell table:style-name="ce6" table:formula="of:=[.C71]" office:value-type="string" office:string-value="022000">
            <text:p>022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1312">
            <text:p>141312</text:p>
          </table:table-cell>
          <table:table-cell table:formula="of:=DEC2HEX([.B72];6)" office:value-type="string" office:string-value="022800">
            <text:p>022800</text:p>
          </table:table-cell>
          <table:covered-table-cell/>
          <table:table-cell table:style-name="ce2" table:formula="of:=[.B72]" office:value-type="float" office:value="141312">
            <text:p>141312</text:p>
          </table:table-cell>
          <table:table-cell table:style-name="ce6" table:formula="of:=[.C72]" office:value-type="string" office:string-value="022800">
            <text:p>022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3360">
            <text:p>143360</text:p>
          </table:table-cell>
          <table:table-cell table:formula="of:=DEC2HEX([.B73];6)" office:value-type="string" office:string-value="023000">
            <text:p>023000</text:p>
          </table:table-cell>
          <table:covered-table-cell/>
          <table:table-cell table:style-name="ce2" table:formula="of:=[.B73]" office:value-type="float" office:value="143360">
            <text:p>143360</text:p>
          </table:table-cell>
          <table:table-cell table:style-name="ce6" table:formula="of:=[.C73]" office:value-type="string" office:string-value="023000">
            <text:p>023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5408">
            <text:p>145408</text:p>
          </table:table-cell>
          <table:table-cell table:formula="of:=DEC2HEX([.B74];6)" office:value-type="string" office:string-value="023800">
            <text:p>023800</text:p>
          </table:table-cell>
          <table:covered-table-cell/>
          <table:table-cell table:style-name="ce2" table:formula="of:=[.B74]" office:value-type="float" office:value="145408">
            <text:p>145408</text:p>
          </table:table-cell>
          <table:table-cell table:style-name="ce6" table:formula="of:=[.C74]" office:value-type="string" office:string-value="023800">
            <text:p>023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7456">
            <text:p>147456</text:p>
          </table:table-cell>
          <table:table-cell table:formula="of:=DEC2HEX([.B75];6)" office:value-type="string" office:string-value="024000">
            <text:p>024000</text:p>
          </table:table-cell>
          <table:covered-table-cell/>
          <table:table-cell table:style-name="ce2" table:formula="of:=[.B75]" office:value-type="float" office:value="147456">
            <text:p>147456</text:p>
          </table:table-cell>
          <table:table-cell table:style-name="ce6" table:formula="of:=[.C75]" office:value-type="string" office:string-value="024000">
            <text:p>024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9504">
            <text:p>149504</text:p>
          </table:table-cell>
          <table:table-cell table:formula="of:=DEC2HEX([.B76];6)" office:value-type="string" office:string-value="024800">
            <text:p>024800</text:p>
          </table:table-cell>
          <table:covered-table-cell/>
          <table:table-cell table:style-name="ce2" table:formula="of:=[.B76]" office:value-type="float" office:value="149504">
            <text:p>149504</text:p>
          </table:table-cell>
          <table:table-cell table:style-name="ce6" table:formula="of:=[.C76]" office:value-type="string" office:string-value="024800">
            <text:p>024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1552">
            <text:p>151552</text:p>
          </table:table-cell>
          <table:table-cell table:formula="of:=DEC2HEX([.B77];6)" office:value-type="string" office:string-value="025000">
            <text:p>025000</text:p>
          </table:table-cell>
          <table:covered-table-cell/>
          <table:table-cell table:style-name="ce2" table:formula="of:=[.B77]" office:value-type="float" office:value="151552">
            <text:p>151552</text:p>
          </table:table-cell>
          <table:table-cell table:style-name="ce6" table:formula="of:=[.C77]" office:value-type="string" office:string-value="025000">
            <text:p>025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3600">
            <text:p>153600</text:p>
          </table:table-cell>
          <table:table-cell table:formula="of:=DEC2HEX([.B78];6)" office:value-type="string" office:string-value="025800">
            <text:p>025800</text:p>
          </table:table-cell>
          <table:covered-table-cell/>
          <table:table-cell table:style-name="ce2" table:formula="of:=[.B78]" office:value-type="float" office:value="153600">
            <text:p>153600</text:p>
          </table:table-cell>
          <table:table-cell table:style-name="ce6" table:formula="of:=[.C78]" office:value-type="string" office:string-value="025800">
            <text:p>025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5648">
            <text:p>155648</text:p>
          </table:table-cell>
          <table:table-cell table:formula="of:=DEC2HEX([.B79];6)" office:value-type="string" office:string-value="026000">
            <text:p>026000</text:p>
          </table:table-cell>
          <table:covered-table-cell/>
          <table:table-cell table:style-name="ce2" table:formula="of:=[.B79]" office:value-type="float" office:value="155648">
            <text:p>155648</text:p>
          </table:table-cell>
          <table:table-cell table:style-name="ce6" table:formula="of:=[.C79]" office:value-type="string" office:string-value="026000">
            <text:p>026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7696">
            <text:p>157696</text:p>
          </table:table-cell>
          <table:table-cell table:formula="of:=DEC2HEX([.B80];6)" office:value-type="string" office:string-value="026800">
            <text:p>026800</text:p>
          </table:table-cell>
          <table:covered-table-cell/>
          <table:table-cell table:style-name="ce2" table:formula="of:=[.B80]" office:value-type="float" office:value="157696">
            <text:p>157696</text:p>
          </table:table-cell>
          <table:table-cell table:style-name="ce6" table:formula="of:=[.C80]" office:value-type="string" office:string-value="026800">
            <text:p>026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9744">
            <text:p>159744</text:p>
          </table:table-cell>
          <table:table-cell table:formula="of:=DEC2HEX([.B81];6)" office:value-type="string" office:string-value="027000">
            <text:p>027000</text:p>
          </table:table-cell>
          <table:covered-table-cell/>
          <table:table-cell table:style-name="ce2" table:formula="of:=[.B81]" office:value-type="float" office:value="159744">
            <text:p>159744</text:p>
          </table:table-cell>
          <table:table-cell table:style-name="ce6" table:formula="of:=[.C81]" office:value-type="string" office:string-value="027000">
            <text:p>027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1792">
            <text:p>161792</text:p>
          </table:table-cell>
          <table:table-cell table:formula="of:=DEC2HEX([.B82];6)" office:value-type="string" office:string-value="027800">
            <text:p>027800</text:p>
          </table:table-cell>
          <table:covered-table-cell/>
          <table:table-cell table:style-name="ce2" table:formula="of:=[.B82]" office:value-type="float" office:value="161792">
            <text:p>161792</text:p>
          </table:table-cell>
          <table:table-cell table:style-name="ce6" table:formula="of:=[.C82]" office:value-type="string" office:string-value="027800">
            <text:p>027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table:formula="of:=DEC2HEX([.B83];6)" office:value-type="string" office:string-value="028000">
            <text:p>028000</text:p>
          </table:table-cell>
          <table:covered-table-cell/>
          <table:table-cell table:style-name="ce2" table:formula="of:=[.B83]" office:value-type="float" office:value="163840">
            <text:p>163840</text:p>
          </table:table-cell>
          <table:table-cell table:style-name="ce6" table:formula="of:=[.C83]" office:value-type="string" office:string-value="028000">
            <text:p>028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5888">
            <text:p>165888</text:p>
          </table:table-cell>
          <table:table-cell table:formula="of:=DEC2HEX([.B84];6)" office:value-type="string" office:string-value="028800">
            <text:p>028800</text:p>
          </table:table-cell>
          <table:covered-table-cell/>
          <table:table-cell table:style-name="ce2" table:formula="of:=[.B84]" office:value-type="float" office:value="165888">
            <text:p>165888</text:p>
          </table:table-cell>
          <table:table-cell table:style-name="ce6" table:formula="of:=[.C84]" office:value-type="string" office:string-value="028800">
            <text:p>028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7936">
            <text:p>167936</text:p>
          </table:table-cell>
          <table:table-cell table:formula="of:=DEC2HEX([.B85];6)" office:value-type="string" office:string-value="029000">
            <text:p>029000</text:p>
          </table:table-cell>
          <table:covered-table-cell/>
          <table:table-cell table:style-name="ce2" table:formula="of:=[.B85]" office:value-type="float" office:value="167936">
            <text:p>167936</text:p>
          </table:table-cell>
          <table:table-cell table:style-name="ce6" table:formula="of:=[.C85]" office:value-type="string" office:string-value="029000">
            <text:p>029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9984">
            <text:p>169984</text:p>
          </table:table-cell>
          <table:table-cell table:formula="of:=DEC2HEX([.B86];6)" office:value-type="string" office:string-value="029800">
            <text:p>029800</text:p>
          </table:table-cell>
          <table:covered-table-cell/>
          <table:table-cell table:style-name="ce2" table:formula="of:=[.B86]" office:value-type="float" office:value="169984">
            <text:p>169984</text:p>
          </table:table-cell>
          <table:table-cell table:style-name="ce10" table:formula="of:=[.C86]" office:value-type="string" office:string-value="029800">
            <text:p>029800</text:p>
          </table:table-cell>
          <table:table-cell office:value-type="string">
            <text:p>Placement of the Node I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32">
            <text:p>172032</text:p>
          </table:table-cell>
          <table:table-cell table:formula="of:=DEC2HEX([.B87];6)" office:value-type="string" office:string-value="02A000">
            <text:p>02A000</text:p>
          </table:table-cell>
          <table:covered-table-cell/>
          <table:table-cell table:style-name="ce2" table:formula="of:=[.B87]" office:value-type="float" office:value="172032">
            <text:p>172032</text:p>
          </table:table-cell>
          <table:table-cell table:style-name="ce10" table:formula="of:=[.C87]" office:value-type="string" office:string-value="02A000">
            <text:p>02A000</text:p>
          </table:table-cell>
          <table:table-cell office:value-type="string">
            <text:p>Placement of the CheckS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80">
            <text:p>174080</text:p>
          </table:table-cell>
          <table:table-cell table:formula="of:=DEC2HEX([.B88];6)" office:value-type="string" office:string-value="02A800">
            <text:p>02A800</text:p>
          </table:table-cell>
          <table:covered-table-cell/>
          <table:table-cell table:style-name="ce2" table:formula="of:=[.B88]" office:value-type="float" office:value="174080">
            <text:p>174080</text:p>
          </table:table-cell>
          <table:table-cell table:style-name="ce11" table:formula="of:=[.C88]" office:value-type="string" office:string-value="02A800">
            <text:p>02A800</text:p>
          </table:table-cell>
          <table:table-cell office:value-type="string">
            <text:p>Page contains Config Bytes Never Era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128">
            <text:p>176128</text:p>
          </table:table-cell>
          <table:table-cell table:formula="of:=DEC2HEX([.B89];6)" office:value-type="string" office:string-value="02B000">
            <text:p>02B000</text:p>
          </table:table-cell>
          <table:covered-table-cell/>
          <table:table-cell table:style-name="ce2" table:formula="of:=[.B89]" office:value-type="float" office:value="176128">
            <text:p>176128</text:p>
          </table:table-cell>
          <table:table-cell table:style-name="ce11" table:formula="of:=[.C89]" office:value-type="string" office:string-value="02B000">
            <text:p>02B000</text:p>
          </table:table-cell>
          <table:table-cell office:value-type="string">
            <text:p>EOF (256k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176">
            <text:p>178176</text:p>
          </table:table-cell>
          <table:table-cell table:formula="of:=DEC2HEX([.B90];6)" office:value-type="string" office:string-value="02B800">
            <text:p>02B800</text:p>
          </table:table-cell>
          <table:covered-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80224">
            <text:p>180224</text:p>
          </table:table-cell>
          <table:table-cell table:formula="of:=DEC2HEX([.B91];6)" office:value-type="string" office:string-value="02C000">
            <text:p>02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2272">
            <text:p>182272</text:p>
          </table:table-cell>
          <table:table-cell table:formula="of:=DEC2HEX([.B92];6)" office:value-type="string" office:string-value="02C800">
            <text:p>02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4320">
            <text:p>184320</text:p>
          </table:table-cell>
          <table:table-cell table:formula="of:=DEC2HEX([.B93];6)" office:value-type="string" office:string-value="02D000">
            <text:p>02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6368">
            <text:p>186368</text:p>
          </table:table-cell>
          <table:table-cell table:formula="of:=DEC2HEX([.B94];6)" office:value-type="string" office:string-value="02D800">
            <text:p>02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8416">
            <text:p>188416</text:p>
          </table:table-cell>
          <table:table-cell table:formula="of:=DEC2HEX([.B95];6)" office:value-type="string" office:string-value="02E000">
            <text:p>02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0464">
            <text:p>190464</text:p>
          </table:table-cell>
          <table:table-cell table:formula="of:=DEC2HEX([.B96];6)" office:value-type="string" office:string-value="02E800">
            <text:p>02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2512">
            <text:p>192512</text:p>
          </table:table-cell>
          <table:table-cell table:formula="of:=DEC2HEX([.B97];6)" office:value-type="string" office:string-value="02F000">
            <text:p>02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4560">
            <text:p>194560</text:p>
          </table:table-cell>
          <table:table-cell table:formula="of:=DEC2HEX([.B98];6)" office:value-type="string" office:string-value="02F800">
            <text:p>02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table:formula="of:=DEC2HEX([.B99];6)" office:value-type="string" office:string-value="030000">
            <text:p>03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8656">
            <text:p>198656</text:p>
          </table:table-cell>
          <table:table-cell table:formula="of:=DEC2HEX([.B100];6)" office:value-type="string" office:string-value="030800">
            <text:p>03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0704">
            <text:p>200704</text:p>
          </table:table-cell>
          <table:table-cell table:formula="of:=DEC2HEX([.B101];6)" office:value-type="string" office:string-value="031000">
            <text:p>03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2752">
            <text:p>202752</text:p>
          </table:table-cell>
          <table:table-cell table:formula="of:=DEC2HEX([.B102];6)" office:value-type="string" office:string-value="031800">
            <text:p>03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table:formula="of:=DEC2HEX([.B103];6)" office:value-type="string" office:string-value="032000">
            <text:p>03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6848">
            <text:p>206848</text:p>
          </table:table-cell>
          <table:table-cell table:formula="of:=DEC2HEX([.B104];6)" office:value-type="string" office:string-value="032800">
            <text:p>03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8896">
            <text:p>208896</text:p>
          </table:table-cell>
          <table:table-cell table:formula="of:=DEC2HEX([.B105];6)" office:value-type="string" office:string-value="033000">
            <text:p>03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0944">
            <text:p>210944</text:p>
          </table:table-cell>
          <table:table-cell table:formula="of:=DEC2HEX([.B106];6)" office:value-type="string" office:string-value="033800">
            <text:p>03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2992">
            <text:p>212992</text:p>
          </table:table-cell>
          <table:table-cell table:formula="of:=DEC2HEX([.B107];6)" office:value-type="string" office:string-value="034000">
            <text:p>034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5040">
            <text:p>215040</text:p>
          </table:table-cell>
          <table:table-cell table:formula="of:=DEC2HEX([.B108];6)" office:value-type="string" office:string-value="034800">
            <text:p>034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7088">
            <text:p>217088</text:p>
          </table:table-cell>
          <table:table-cell table:formula="of:=DEC2HEX([.B109];6)" office:value-type="string" office:string-value="035000">
            <text:p>035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9136">
            <text:p>219136</text:p>
          </table:table-cell>
          <table:table-cell table:formula="of:=DEC2HEX([.B110];6)" office:value-type="string" office:string-value="035800">
            <text:p>035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1184">
            <text:p>221184</text:p>
          </table:table-cell>
          <table:table-cell table:formula="of:=DEC2HEX([.B111];6)" office:value-type="string" office:string-value="036000">
            <text:p>036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3232">
            <text:p>223232</text:p>
          </table:table-cell>
          <table:table-cell table:formula="of:=DEC2HEX([.B112];6)" office:value-type="string" office:string-value="036800">
            <text:p>036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5280">
            <text:p>225280</text:p>
          </table:table-cell>
          <table:table-cell table:formula="of:=DEC2HEX([.B113];6)" office:value-type="string" office:string-value="037000">
            <text:p>037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7328">
            <text:p>227328</text:p>
          </table:table-cell>
          <table:table-cell table:formula="of:=DEC2HEX([.B114];6)" office:value-type="string" office:string-value="037800">
            <text:p>037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9376">
            <text:p>229376</text:p>
          </table:table-cell>
          <table:table-cell table:formula="of:=DEC2HEX([.B115];6)" office:value-type="string" office:string-value="038000">
            <text:p>038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1424">
            <text:p>231424</text:p>
          </table:table-cell>
          <table:table-cell table:formula="of:=DEC2HEX([.B116];6)" office:value-type="string" office:string-value="038800">
            <text:p>038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3472">
            <text:p>233472</text:p>
          </table:table-cell>
          <table:table-cell table:formula="of:=DEC2HEX([.B117];6)" office:value-type="string" office:string-value="039000">
            <text:p>039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5520">
            <text:p>235520</text:p>
          </table:table-cell>
          <table:table-cell table:formula="of:=DEC2HEX([.B118];6)" office:value-type="string" office:string-value="039800">
            <text:p>039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7568">
            <text:p>237568</text:p>
          </table:table-cell>
          <table:table-cell table:formula="of:=DEC2HEX([.B119];6)" office:value-type="string" office:string-value="03A000">
            <text:p>03A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9616">
            <text:p>239616</text:p>
          </table:table-cell>
          <table:table-cell table:formula="of:=DEC2HEX([.B120];6)" office:value-type="string" office:string-value="03A800">
            <text:p>03A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1664">
            <text:p>241664</text:p>
          </table:table-cell>
          <table:table-cell table:formula="of:=DEC2HEX([.B121];6)" office:value-type="string" office:string-value="03B000">
            <text:p>03B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3712">
            <text:p>243712</text:p>
          </table:table-cell>
          <table:table-cell table:formula="of:=DEC2HEX([.B122];6)" office:value-type="string" office:string-value="03B800">
            <text:p>03B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5760">
            <text:p>245760</text:p>
          </table:table-cell>
          <table:table-cell table:formula="of:=DEC2HEX([.B123];6)" office:value-type="string" office:string-value="03C000">
            <text:p>03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7808">
            <text:p>247808</text:p>
          </table:table-cell>
          <table:table-cell table:formula="of:=DEC2HEX([.B124];6)" office:value-type="string" office:string-value="03C800">
            <text:p>03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9856">
            <text:p>249856</text:p>
          </table:table-cell>
          <table:table-cell table:formula="of:=DEC2HEX([.B125];6)" office:value-type="string" office:string-value="03D000">
            <text:p>03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1904">
            <text:p>251904</text:p>
          </table:table-cell>
          <table:table-cell table:formula="of:=DEC2HEX([.B126];6)" office:value-type="string" office:string-value="03D800">
            <text:p>03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3952">
            <text:p>253952</text:p>
          </table:table-cell>
          <table:table-cell table:formula="of:=DEC2HEX([.B127];6)" office:value-type="string" office:string-value="03E000">
            <text:p>03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6000">
            <text:p>256000</text:p>
          </table:table-cell>
          <table:table-cell table:formula="of:=DEC2HEX([.B128];6)" office:value-type="string" office:string-value="03E800">
            <text:p>03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8048">
            <text:p>258048</text:p>
          </table:table-cell>
          <table:table-cell table:formula="of:=DEC2HEX([.B129];6)" office:value-type="string" office:string-value="03F000">
            <text:p>03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0096">
            <text:p>260096</text:p>
          </table:table-cell>
          <table:table-cell table:formula="of:=DEC2HEX([.B130];6)" office:value-type="string" office:string-value="03F800">
            <text:p>03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table:formula="of:=DEC2HEX([.B131];6)" office:value-type="string" office:string-value="040000">
            <text:p>04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4192">
            <text:p>264192</text:p>
          </table:table-cell>
          <table:table-cell table:formula="of:=DEC2HEX([.B132];6)" office:value-type="string" office:string-value="040800">
            <text:p>04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6240">
            <text:p>266240</text:p>
          </table:table-cell>
          <table:table-cell table:formula="of:=DEC2HEX([.B133];6)" office:value-type="string" office:string-value="041000">
            <text:p>04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8288">
            <text:p>268288</text:p>
          </table:table-cell>
          <table:table-cell table:formula="of:=DEC2HEX([.B134];6)" office:value-type="string" office:string-value="041800">
            <text:p>04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0336">
            <text:p>270336</text:p>
          </table:table-cell>
          <table:table-cell table:formula="of:=DEC2HEX([.B135];6)" office:value-type="string" office:string-value="042000">
            <text:p>04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2384">
            <text:p>272384</text:p>
          </table:table-cell>
          <table:table-cell table:formula="of:=DEC2HEX([.B136];6)" office:value-type="string" office:string-value="042800">
            <text:p>04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4432">
            <text:p>274432</text:p>
          </table:table-cell>
          <table:table-cell table:formula="of:=DEC2HEX([.B137];6)" office:value-type="string" office:string-value="043000">
            <text:p>04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6480">
            <text:p>276480</text:p>
          </table:table-cell>
          <table:table-cell table:formula="of:=DEC2HEX([.B138];6)" office:value-type="string" office:string-value="043800">
            <text:p>04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8528">
            <text:p>278528</text:p>
          </table:table-cell>
          <table:table-cell table:formula="of:=DEC2HEX([.B139];6)" office:value-type="string" office:string-value="044000">
            <text:p>044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0576">
            <text:p>280576</text:p>
          </table:table-cell>
          <table:table-cell table:formula="of:=DEC2HEX([.B140];6)" office:value-type="string" office:string-value="044800">
            <text:p>044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2624">
            <text:p>282624</text:p>
          </table:table-cell>
          <table:table-cell table:formula="of:=DEC2HEX([.B141];6)" office:value-type="string" office:string-value="045000">
            <text:p>045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4672">
            <text:p>284672</text:p>
          </table:table-cell>
          <table:table-cell table:formula="of:=DEC2HEX([.B142];6)" office:value-type="string" office:string-value="045800">
            <text:p>045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6720">
            <text:p>286720</text:p>
          </table:table-cell>
          <table:table-cell table:formula="of:=DEC2HEX([.B143];6)" office:value-type="string" office:string-value="046000">
            <text:p>046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8768">
            <text:p>288768</text:p>
          </table:table-cell>
          <table:table-cell table:formula="of:=DEC2HEX([.B144];6)" office:value-type="string" office:string-value="046800">
            <text:p>046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0816">
            <text:p>290816</text:p>
          </table:table-cell>
          <table:table-cell table:formula="of:=DEC2HEX([.B145];6)" office:value-type="string" office:string-value="047000">
            <text:p>047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2864">
            <text:p>292864</text:p>
          </table:table-cell>
          <table:table-cell table:formula="of:=DEC2HEX([.B146];6)" office:value-type="string" office:string-value="047800">
            <text:p>047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4912">
            <text:p>294912</text:p>
          </table:table-cell>
          <table:table-cell table:formula="of:=DEC2HEX([.B147];6)" office:value-type="string" office:string-value="048000">
            <text:p>048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6960">
            <text:p>296960</text:p>
          </table:table-cell>
          <table:table-cell table:formula="of:=DEC2HEX([.B148];6)" office:value-type="string" office:string-value="048800">
            <text:p>048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9008">
            <text:p>299008</text:p>
          </table:table-cell>
          <table:table-cell table:formula="of:=DEC2HEX([.B149];6)" office:value-type="string" office:string-value="049000">
            <text:p>049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1056">
            <text:p>301056</text:p>
          </table:table-cell>
          <table:table-cell table:formula="of:=DEC2HEX([.B150];6)" office:value-type="string" office:string-value="049800">
            <text:p>049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3104">
            <text:p>303104</text:p>
          </table:table-cell>
          <table:table-cell table:formula="of:=DEC2HEX([.B151];6)" office:value-type="string" office:string-value="04A000">
            <text:p>04A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5152">
            <text:p>305152</text:p>
          </table:table-cell>
          <table:table-cell table:formula="of:=DEC2HEX([.B152];6)" office:value-type="string" office:string-value="04A800">
            <text:p>04A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7200">
            <text:p>307200</text:p>
          </table:table-cell>
          <table:table-cell table:formula="of:=DEC2HEX([.B153];6)" office:value-type="string" office:string-value="04B000">
            <text:p>04B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9248">
            <text:p>309248</text:p>
          </table:table-cell>
          <table:table-cell table:formula="of:=DEC2HEX([.B154];6)" office:value-type="string" office:string-value="04B800">
            <text:p>04B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1296">
            <text:p>311296</text:p>
          </table:table-cell>
          <table:table-cell table:formula="of:=DEC2HEX([.B155];6)" office:value-type="string" office:string-value="04C000">
            <text:p>04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3344">
            <text:p>313344</text:p>
          </table:table-cell>
          <table:table-cell table:formula="of:=DEC2HEX([.B156];6)" office:value-type="string" office:string-value="04C800">
            <text:p>04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5392">
            <text:p>315392</text:p>
          </table:table-cell>
          <table:table-cell table:formula="of:=DEC2HEX([.B157];6)" office:value-type="string" office:string-value="04D000">
            <text:p>04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7440">
            <text:p>317440</text:p>
          </table:table-cell>
          <table:table-cell table:formula="of:=DEC2HEX([.B158];6)" office:value-type="string" office:string-value="04D800">
            <text:p>04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9488">
            <text:p>319488</text:p>
          </table:table-cell>
          <table:table-cell table:formula="of:=DEC2HEX([.B159];6)" office:value-type="string" office:string-value="04E000">
            <text:p>04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1536">
            <text:p>321536</text:p>
          </table:table-cell>
          <table:table-cell table:formula="of:=DEC2HEX([.B160];6)" office:value-type="string" office:string-value="04E800">
            <text:p>04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3584">
            <text:p>323584</text:p>
          </table:table-cell>
          <table:table-cell table:formula="of:=DEC2HEX([.B161];6)" office:value-type="string" office:string-value="04F000">
            <text:p>04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5632">
            <text:p>325632</text:p>
          </table:table-cell>
          <table:table-cell table:formula="of:=DEC2HEX([.B162];6)" office:value-type="string" office:string-value="04F800">
            <text:p>04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7680">
            <text:p>327680</text:p>
          </table:table-cell>
          <table:table-cell table:formula="of:=DEC2HEX([.B163];6)" office:value-type="string" office:string-value="050000">
            <text:p>05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9728">
            <text:p>329728</text:p>
          </table:table-cell>
          <table:table-cell table:formula="of:=DEC2HEX([.B164];6)" office:value-type="string" office:string-value="050800">
            <text:p>05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1776">
            <text:p>331776</text:p>
          </table:table-cell>
          <table:table-cell table:formula="of:=DEC2HEX([.B165];6)" office:value-type="string" office:string-value="051000">
            <text:p>05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3824">
            <text:p>333824</text:p>
          </table:table-cell>
          <table:table-cell table:formula="of:=DEC2HEX([.B166];6)" office:value-type="string" office:string-value="051800">
            <text:p>05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5872">
            <text:p>335872</text:p>
          </table:table-cell>
          <table:table-cell table:formula="of:=DEC2HEX([.B167];6)" office:value-type="string" office:string-value="052000">
            <text:p>05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7920">
            <text:p>337920</text:p>
          </table:table-cell>
          <table:table-cell table:formula="of:=DEC2HEX([.B168];6)" office:value-type="string" office:string-value="052800">
            <text:p>05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9968">
            <text:p>339968</text:p>
          </table:table-cell>
          <table:table-cell table:formula="of:=DEC2HEX([.B169];6)" office:value-type="string" office:string-value="053000">
            <text:p>05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2016">
            <text:p>342016</text:p>
          </table:table-cell>
          <table:table-cell table:formula="of:=DEC2HEX([.B170];6)" office:value-type="string" office:string-value="053800">
            <text:p>05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4064">
            <text:p>344064</text:p>
          </table:table-cell>
          <table:table-cell table:style-name="ce4" table:formula="of:=DEC2HEX([.B171];6)" office:value-type="string" office:string-value="054000">
            <text:p>054000</text:p>
          </table:table-cell>
          <table:table-cell office:value-type="string">
            <text:p>Placement of the Node ID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6112">
            <text:p>346112</text:p>
          </table:table-cell>
          <table:table-cell table:style-name="ce4" table:formula="of:=DEC2HEX([.B172];6)" office:value-type="string" office:string-value="054800">
            <text:p>054800</text:p>
          </table:table-cell>
          <table:table-cell office:value-type="string">
            <text:p>Placement of the CheckSum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8160">
            <text:p>348160</text:p>
          </table:table-cell>
          <table:table-cell table:style-name="ce5" table:formula="of:=DEC2HEX([.B173];6)" office:value-type="string" office:string-value="055000">
            <text:p>055000</text:p>
          </table:table-cell>
          <table:table-cell office:value-type="string">
            <text:p>Page contains Config Bytes Never Erase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50208">
            <text:p>350208</text:p>
          </table:table-cell>
          <table:table-cell table:formula="of:=DEC2HEX([.B174];6)" office:value-type="string" office:string-value="055800">
            <text:p>055800</text:p>
          </table:table-cell>
          <table:table-cell office:value-type="string">
            <text:p>EOF (512k)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10483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7">03/07/2025</text:date>, <text:time>06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25-03-04T07:26:20</meta:creation-date>
    <dc:date>2025-03-07T06:43:27</dc:date>
    <dc:creator>Jim Kueneman</dc:creator>
    <meta:editing-duration>PT20H38M26S</meta:editing-duration>
    <meta:editing-cycles>3</meta:editing-cycles>
    <meta:generator>OpenOffice/4.1.15$Unix OpenOffice.org_project/4115m2$Build-9813</meta:generator>
    <meta:document-statistic meta:table-count="3" meta:cell-count="629" meta:object-count="0"/>
    <meta:user-defined meta:name=""/>
  </office:meta>
</office:document-meta>
</file>